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88d" officeooo:paragraph-rsid="0017a88d"/>
    </style:style>
    <style:style style:name="P2" style:family="paragraph" style:parent-style-name="Standard">
      <style:paragraph-properties fo:text-align="center" style:justify-single-word="false"/>
      <style:text-properties fo:font-size="18pt" officeooo:rsid="0017a88d" officeooo:paragraph-rsid="0017a88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7a88d" officeooo:paragraph-rsid="0017a88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5pt" officeooo:rsid="0017a88d" officeooo:paragraph-rsid="0017a88d" style:font-size-asian="15pt" style:font-size-complex="15pt"/>
    </style:style>
    <style:style style:name="P5" style:family="paragraph" style:parent-style-name="Standard">
      <style:text-properties officeooo:rsid="00194668" officeooo:paragraph-rsid="00194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5 ACD1</text:p>
      <text:p text:style-name="P3">LORENZELLI Antony</text:p>
      <text:p text:style-name="P4">19/03/2019</text:p>
      <text:p text:style-name="P1"/>
      <text:p text:style-name="P1"/>
      <text:p text:style-name="P5">Je définis une classe abstraite Scene qui implémente l’interface Affichable.</text:p>
      <text:p text:style-name="P5">La classe Forme hérite de Scene et définit la méthode afficher de Affichable.</text:p>
      <text:p text:style-name="P5">La méthode afficher utilise la classe Dessinateur, j’importe donc outils3d.Dessinateur.</text:p>
      <text:p text:style-name="P5">J’équipe la classe Forme de 3 attributs pour les 3 couleurs RGB ainsi que d’un mutateur pour changer ses valeurs.</text:p>
      <text:p text:style-name="P5">Je créer une classe forme Boite que je définis par sa largeur, sa hauteur et sa profondeur et j’inclus une procédure qui appelle la foncion afficherBoite de la classe Dessinat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5:34.938820314</meta:creation-date>
    <dc:date>2019-03-19T16:03:58.950793055</dc:date>
    <meta:editing-duration>PT38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8" meta:character-count="567" meta:non-whitespace-character-count="487"/>
  </office:meta>
</office:document-meta>
</file>